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va de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5:13:01.292860257</meta:creation-date>
    <dc:date>2017-02-20T15:13:35.233342118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5.2.2.2$Linux_X86_64 LibreOffice_project/20m0$Build-2</meta:generator>
  </office:meta>
</office:document-meta>
</file>